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7.94pt"/>
    </style:style>
    <style:style style:name="co2" style:family="table-column">
      <style:table-column-properties fo:break-before="auto" style:column-width="184.05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78.49pt"/>
    </style:style>
    <style:style style:name="co5" style:family="table-column">
      <style:table-column-properties fo:break-before="auto" style:column-width="210.44pt"/>
    </style:style>
    <style:style style:name="co6" style:family="table-column">
      <style:table-column-properties fo:break-before="auto" style:column-width="197.94pt"/>
    </style:style>
    <style:style style:name="co7" style:family="table-column">
      <style:table-column-properties fo:break-before="auto" style:column-width="137.5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Имя исполняемого файла:</text:p>
          </table:table-cell>
          <table:table-cell table:style-name="ce1" office:value-type="string" calcext:value-type="string">
            <text:p>Имя файла с выводом профилировщика</text:p>
          </table:table-cell>
          <table:table-cell table:style-name="ce1" office:value-type="string" calcext:value-type="string">
            <text:p>Компилятор</text:p>
          </table:table-cell>
          <table:table-cell table:style-name="ce1" office:value-type="string" calcext:value-type="string">
            <text:p>тип переменной</text:p>
          </table:table-cell>
          <table:table-cell table:style-name="ce1" office:value-type="string" calcext:value-type="string">
            <text:p>Суммарное время выполнения циклов (мкСек)</text:p>
          </table:table-cell>
          <table:table-cell table:style-name="ce1" office:value-type="string" calcext:value-type="string">
            <text:p>Обшее время выполнения программы (сек)</text:p>
          </table:table-cell>
          <table:table-cell table:style-name="ce1" office:value-type="string" calcext:value-type="string">
            <text:p>Точность (модуль отклонения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ask1_CPU.out</text:p>
          </table:table-cell>
          <table:table-cell table:style-name="ce1" office:value-type="string" calcext:value-type="string">
            <text:p>gprof_task1_CPU</text:p>
          </table:table-cell>
          <table:table-cell table:style-name="ce1" office:value-type="string" calcext:value-type="string">
            <text:p>pgcc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0.036" calcext:value-type="float">
            <text:p>0.036</text:p>
          </table:table-cell>
          <table:table-cell table:style-name="ce1" office:value-type="float" office:value="0.000779" calcext:value-type="float">
            <text:p>0.00077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ask1_CPU_multicore.out</text:p>
          </table:table-cell>
          <table:table-cell table:style-name="ce1" office:value-type="string" calcext:value-type="string">
            <text:p>gprof_task1_CPU_multicore</text:p>
          </table:table-cell>
          <table:table-cell table:style-name="ce1" office:value-type="string" calcext:value-type="string">
            <text:p>pgcc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.051" calcext:value-type="float">
            <text:p>0.051</text:p>
          </table:table-cell>
          <table:table-cell table:style-name="ce1" office:value-type="float" office:value="0.000779" calcext:value-type="float">
            <text:p>0.00077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ask1_GPU_no_parallel_loop.out</text:p>
          </table:table-cell>
          <table:table-cell table:style-name="ce1" office:value-type="string" calcext:value-type="string">
            <text:p>nvprof_task1_GPU_no_parallel_loop</text:p>
          </table:table-cell>
          <table:table-cell table:style-name="ce1" office:value-type="string" calcext:value-type="string">
            <text:p>pgcc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float" office:value="231.075" calcext:value-type="float">
            <text:p>231.075</text:p>
          </table:table-cell>
          <table:table-cell table:style-name="ce1" office:value-type="float" office:value="0.237" calcext:value-type="float">
            <text:p>0.23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ask1_CPU_f.out</text:p>
          </table:table-cell>
          <table:table-cell table:style-name="ce1" office:value-type="string" calcext:value-type="string">
            <text:p>gprof_task1_CPU_f</text:p>
          </table:table-cell>
          <table:table-cell table:style-name="ce1" office:value-type="string" calcext:value-type="string">
            <text:p>pgcc</text:p>
          </table:table-cell>
          <table:table-cell table:style-name="ce1" office:value-type="string" calcext:value-type="string">
            <text:p>float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.032" calcext:value-type="float">
            <text:p>0.032</text:p>
          </table:table-cell>
          <table:table-cell table:style-name="ce1" office:value-type="float" office:value="0.027869" calcext:value-type="float">
            <text:p>0.02786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ask1_CPU_multicore_f.out</text:p>
          </table:table-cell>
          <table:table-cell table:style-name="ce1" office:value-type="string" calcext:value-type="string">
            <text:p>gprof_task1_CPU_multicore</text:p>
          </table:table-cell>
          <table:table-cell table:style-name="ce1" office:value-type="string" calcext:value-type="string">
            <text:p>pgcc</text:p>
          </table:table-cell>
          <table:table-cell table:style-name="ce1" office:value-type="string" calcext:value-type="string">
            <text:p>float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.013" calcext:value-type="float">
            <text:p>0.013</text:p>
          </table:table-cell>
          <table:table-cell table:style-name="ce1" office:value-type="float" office:value="0.027869" calcext:value-type="float">
            <text:p>0.02786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ask1_GPU_npl_f.out</text:p>
          </table:table-cell>
          <table:table-cell table:style-name="ce1" office:value-type="string" calcext:value-type="string">
            <text:p>nvprof_task1_GPU_npl_f</text:p>
          </table:table-cell>
          <table:table-cell table:style-name="ce1" office:value-type="string" calcext:value-type="string">
            <text:p>pgcc</text:p>
          </table:table-cell>
          <table:table-cell table:style-name="ce1" office:value-type="string" calcext:value-type="string">
            <text:p>float</text:p>
          </table:table-cell>
          <table:table-cell table:style-name="ce1" office:value-type="float" office:value="210.24" calcext:value-type="float">
            <text:p>210.24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Диаграммы:</text:p>
          </table:table-cell>
          <table:table-cell table:number-columns-repeated="1023"/>
        </table:table-row>
        <table:table-row table:style-name="ro2">
          <table:table-cell>
            <draw:frame table:end-cell-address="Лист1.D24" table:end-x="47.11pt" table:end-y="2.95pt" draw:z-index="0" draw:name="Chart 1" draw:style-name="gr1" draw:text-style-name="P1" svg:width="449.23pt" svg:height="221.22pt" svg:x="0pt" svg:y="2.24pt">
              <draw:object draw:notify-on-update-of-ranges="Лист1.A2:Лист1.A7 Лист1.E1:Лист1.E1 Лист1.E2:Лист1.E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>
            <draw:frame table:end-cell-address="Лист1.G24" table:end-x="84.33pt" table:end-y="12.7pt" draw:z-index="1" draw:name="Chart 2" draw:style-name="gr1" draw:text-style-name="P1" svg:width="365.98pt" svg:height="230.97pt" svg:x="126.74pt" svg:y="2.24pt">
              <draw:object draw:notify-on-update-of-ranges="Лист1.A2:Лист1.A7 Лист1.F1:Лист1.F1 Лист1.F2:Лист1.F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2" table:number-rows-repeated="17">
          <table:table-cell table:number-columns-repeated="1024"/>
        </table:table-row>
        <table:table-row table:style-name="ro2">
          <table:table-cell>
            <draw:frame table:end-cell-address="Лист1.D43" table:end-x="47.11pt" table:end-y="2.21pt" draw:z-index="2" draw:name="Chart 3" draw:style-name="gr1" draw:text-style-name="P1" svg:width="449.23pt" svg:height="230.97pt" svg:x="0pt" svg:y="7.51pt">
              <draw:object draw:notify-on-update-of-ranges="Лист1.A2:Лист1.A7 Лист1.G1:Лист1.G1 Лист1.G2:Лист1.G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0" meta:object-count="3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chart-properties chart:solid-type="cuboid"/>
      <style:graphic-properties draw:fill-color="#46bdc6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849cm" svg:height="7.805cm" xlink:href=".." xlink:type="simple" chart:class="chart:circle" chart:style-name="ch1">
        <chart:legend chart:legend-position="end" svg:x="10.384cm" svg:y="2.159cm" style:legend-expansion="high" chart:style-name="ch2"/>
        <chart:plot-area chart:style-name="ch3" table:cell-range-address="Лист1.A2:Лист1.A7 Лист1.E1:Лист1.E7" chart:data-source-has-labels="both" svg:x="0.316cm" svg:y="0.156cm" svg:width="9.752cm" svg:height="7.493cm">
          <chartooo:coordinate-region svg:x="1.446cm" svg:y="0.157cm" svg:width="7.492cm" svg:height="7.492cm"/>
          <chart:axis chart:dimension="x" chart:name="primary-x" chart:style-name="ch4" chartooo:axis-type="text">
            <chart:categories table:cell-range-address="Лист1.A2:Лист1.A7"/>
          </chart:axis>
          <chart:axis chart:dimension="y" chart:name="primary-y" chart:style-name="ch5"/>
          <chart:series chart:style-name="ch6" chart:values-cell-range-address="Лист1.E2:Лист1.E7" chart:label-cell-address="Лист1.E1:Лист1.E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уммарное время выполнения циклов (мкСек)</text:p>
                <draw:g>
                  <svg:desc>Лист1.E1:Лист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k1_CPU.out</text:p>
                <draw:g>
                  <svg:desc>Лист1.A2:Лист1.A7</svg:desc>
                </draw:g>
              </table:table-cell>
              <table:table-cell office:value-type="float" office:value="50000">
                <text:p>50000</text:p>
                <draw:g>
                  <svg:desc>Лист1.E2:Лист1.E7</svg:desc>
                </draw:g>
              </table:table-cell>
            </table:table-row>
            <table:table-row>
              <table:table-cell office:value-type="string">
                <text:p>task1_CPU_multicore.out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task1_GPU_no_parallel_loop.out</text:p>
              </table:table-cell>
              <table:table-cell office:value-type="float" office:value="231.075">
                <text:p>231.075</text:p>
              </table:table-cell>
            </table:table-row>
            <table:table-row>
              <table:table-cell office:value-type="string">
                <text:p>task1_CPU_f.out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task1_CPU_multicore_f.out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string">
                <text:p>task1_GPU_npl_f.out</text:p>
              </table:table-cell>
              <table:table-cell office:value-type="float" office:value="210.24">
                <text:p>210.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chart-properties chart:solid-type="cuboid"/>
      <style:graphic-properties draw:fill-color="#46bdc6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2.912cm" svg:height="8.149cm" xlink:href=".." xlink:type="simple" chart:class="chart:circle" chart:style-name="ch1">
        <chart:legend chart:legend-position="end" svg:x="8.294cm" svg:y="1.934cm" style:legend-expansion="high" chart:style-name="ch2"/>
        <chart:plot-area chart:style-name="ch3" table:cell-range-address="Лист1.A2:Лист1.A7 Лист1.F1:Лист1.F7" chart:data-source-has-labels="both" svg:x="0.258cm" svg:y="0.162cm" svg:width="7.778cm" svg:height="7.825cm">
          <chartooo:coordinate-region svg:x="0.259cm" svg:y="0.187cm" svg:width="7.776cm" svg:height="7.776cm"/>
          <chart:axis chart:dimension="x" chart:name="primary-x" chart:style-name="ch4" chartooo:axis-type="text">
            <chart:categories table:cell-range-address="Лист1.A2:Лист1.A7"/>
          </chart:axis>
          <chart:axis chart:dimension="y" chart:name="primary-y" chart:style-name="ch5"/>
          <chart:series chart:style-name="ch6" chart:values-cell-range-address="Лист1.F2:Лист1.F7" chart:label-cell-address="Лист1.F1:Лист1.F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Обшее время выполнения программы (сек)</text:p>
                <draw:g>
                  <svg:desc>Лист1.F1:Лист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k1_CPU.out</text:p>
                <draw:g>
                  <svg:desc>Лист1.A2:Лист1.A7</svg:desc>
                </draw:g>
              </table:table-cell>
              <table:table-cell office:value-type="float" office:value="0.036">
                <text:p>0.036</text:p>
                <draw:g>
                  <svg:desc>Лист1.F2:Лист1.F7</svg:desc>
                </draw:g>
              </table:table-cell>
            </table:table-row>
            <table:table-row>
              <table:table-cell office:value-type="string">
                <text:p>task1_CPU_multicore.out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task1_GPU_no_parallel_loop.out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string">
                <text:p>task1_CPU_f.out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task1_CPU_multicore_f.out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task1_GPU_npl_f.out</text:p>
              </table:table-cell>
              <table:table-cell office:value-type="float" office:value="0.24">
                <text:p>0.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chart-properties chart:solid-type="cuboid"/>
      <style:graphic-properties draw:fill-color="#46bdc6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849cm" svg:height="8.149cm" xlink:href=".." xlink:type="simple" chart:class="chart:circle" chart:style-name="ch1">
        <chart:legend chart:legend-position="end" svg:x="10.384cm" svg:y="2.331cm" style:legend-expansion="high" chart:style-name="ch2"/>
        <chart:plot-area chart:style-name="ch3" table:cell-range-address="Лист1.A2:Лист1.A7 Лист1.G1:Лист1.G7" chart:data-source-has-labels="both" svg:x="0.316cm" svg:y="0.162cm" svg:width="9.752cm" svg:height="7.825cm">
          <chartooo:coordinate-region svg:x="1.28cm" svg:y="0.163cm" svg:width="7.824cm" svg:height="7.824cm"/>
          <chart:axis chart:dimension="x" chart:name="primary-x" chart:style-name="ch4" chartooo:axis-type="text">
            <chart:categories table:cell-range-address="Лист1.A2:Лист1.A7"/>
          </chart:axis>
          <chart:axis chart:dimension="y" chart:name="primary-y" chart:style-name="ch5"/>
          <chart:series chart:style-name="ch6" chart:values-cell-range-address="Лист1.G2:Лист1.G7" chart:label-cell-address="Лист1.G1:Лист1.G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Точность (модуль отклонения)</text:p>
                <draw:g>
                  <svg:desc>Лист1.G1:Лист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k1_CPU.out</text:p>
                <draw:g>
                  <svg:desc>Лист1.A2:Лист1.A7</svg:desc>
                </draw:g>
              </table:table-cell>
              <table:table-cell office:value-type="float" office:value="0.000779">
                <text:p>0.000779</text:p>
                <draw:g>
                  <svg:desc>Лист1.G2:Лист1.G7</svg:desc>
                </draw:g>
              </table:table-cell>
            </table:table-row>
            <table:table-row>
              <table:table-cell office:value-type="string">
                <text:p>task1_CPU_multicore.out</text:p>
              </table:table-cell>
              <table:table-cell office:value-type="float" office:value="0.000779">
                <text:p>0.000779</text:p>
              </table:table-cell>
            </table:table-row>
            <table:table-row>
              <table:table-cell office:value-type="string">
                <text:p>task1_GPU_no_parallel_loop.out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ask1_CPU_f.out</text:p>
              </table:table-cell>
              <table:table-cell office:value-type="float" office:value="0.027869">
                <text:p>0.027869</text:p>
              </table:table-cell>
            </table:table-row>
            <table:table-row>
              <table:table-cell office:value-type="string">
                <text:p>task1_CPU_multicore_f.out</text:p>
              </table:table-cell>
              <table:table-cell office:value-type="float" office:value="0.027869">
                <text:p>0.027869</text:p>
              </table:table-cell>
            </table:table-row>
            <table:table-row>
              <table:table-cell office:value-type="string">
                <text:p>task1_GPU_npl_f.out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